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📝 <text:span text:style-name="Strong_20_Emphasis">Lesson 2. IDE, Big O, Arrays, and HashTables</text:span></text:p>
      <text:p text:style-name="Text_20_body"><text:span text:style-name="Strong_20_Emphasis">Environment Setup:</text:span></text:p>
      <text:list text:style-name="L1">
        <text:list-item>
          <text:p text:style-name="P1">For JavaScript: IntelliJ IDEA</text:p>
        </text:list-item>
        <text:list-item>
          <text:p text:style-name="P1">For Python: PyCharm</text:p>
        </text:list-item>
        <text:list-item>
          <text:p text:style-name="P1">Beginners just need to install the IDE and run their first problem</text:p>
        </text:list-item>
        <text:list-item>
          <text:p text:style-name="P1">Others can use their preferred development environment</text:p>
        </text:list-item>
      </text:list>
      <text:p text:style-name="Text_20_body"><text:span text:style-name="Strong_20_Emphasis">Working with the IDE:</text:span></text:p>
      <text:list text:style-name="L2">
        <text:list-item>
          <text:p text:style-name="P2">Debugger demonstrated:</text:p>
          <text:list>
            <text:list-item>
              <text:p text:style-name="P2">Step-by-step code execution</text:p>
            </text:list-item>
            <text:list-item>
              <text:p text:style-name="P2">Checking variable values</text:p>
            </text:list-item>
            <text:list-item>
              <text:p text:style-name="P2">Finding bugs</text:p>
            </text:list-item>
          </text:list>
        </text:list-item>
        <text:list-item>
          <text:p text:style-name="P2">Important to learn <text:span text:style-name="Strong_20_Emphasis">debugging</text:span>, not just coding</text:p>
        </text:list-item>
      </text:list>
      <text:p text:style-name="Text_20_body"><text:span text:style-name="Strong_20_Emphasis">Big O (Asymptotic Complexity):</text:span></text:p>
      <text:list text:style-name="L3">
        <text:list-item>
          <text:p text:style-name="P3">Big O shows the growth rate of an algorithm’s time or memory usage</text:p>
        </text:list-item>
        <text:list-item>
          <text:p text:style-name="P3">The letter O stands for <text:span text:style-name="Strong_20_Emphasis">Order of growth</text:span></text:p>
        </text:list-item>
        <text:list-item>
          <text:p text:style-name="P3">Introduced by <text:span text:style-name="Strong_20_Emphasis">Edmund Landau</text:span> (early 20th century)</text:p>
        </text:list-item>
      </text:list>
      <text:p text:style-name="Text_20_body"><text:span text:style-name="Strong_20_Emphasis">Examples of Complexity:</text:span></text:p>
      <text:list text:style-name="L4">
        <text:list-item>
          <text:p text:style-name="P4">O(n) — linear complexity</text:p>
        </text:list-item>
        <text:list-item>
          <text:p text:style-name="P4">O(n²) — quadratic complexity (nested loops)</text:p>
        </text:list-item>
      </text:list>
      <text:p text:style-name="Text_20_body"><text:span text:style-name="Strong_20_Emphasis">Arrays:</text:span></text:p>
      <text:list text:style-name="L5">
        <text:list-item>
          <text:p text:style-name="P5">Ordered data structure</text:p>
        </text:list-item>
        <text:list-item>
          <text:p text:style-name="P5">Accessing elements by index — O(1)</text:p>
        </text:list-item>
        <text:list-item>
          <text:p text:style-name="P5">Searching for a value — need to traverse the whole array → O(n)</text:p>
        </text:list-item>
      </text:list>
      <text:p text:style-name="Text_20_body"><text:span text:style-name="Strong_20_Emphasis">HashTables (Set / Map):</text:span></text:p>
      <text:list text:style-name="L6">
        <text:list-item>
          <text:p text:style-name="P6">Search, add, delete — ~O(1)</text:p>
        </text:list-item>
        <text:list-item>
          <text:p text:style-name="P6">Require more memory than arrays</text:p>
        </text:list-item>
        <text:list-item>
          <text:p text:style-name="P6">Implemented differently in different languages</text:p>
        </text:list-item>
        <text:list-item>
          <text:p text:style-name="P6">Under the hood, they use arrays</text:p>
        </text:list-item>
        <text:list-item>
          <text:p text:style-name="P6">Can resize when the number of elements grows (with overhead)</text:p>
        </text:list-item>
      </text:list>
      <text:p text:style-name="Text_20_body"><text:span text:style-name="Strong_20_Emphasis">Example Problem:</text:span> <text:span text:style-name="Emphasis">Contains Duplicate (LeetCode)</text:span></text:p>
      <text:list text:style-name="L7">
        <text:list-item>
          <text:p text:style-name="P7">Solution with nested loops — O(n²)</text:p>
        </text:list-item>
        <text:list-item>
          <text:p text:style-name="P7">Solution using Set — O(n)</text:p>
        </text:list-item>
      </text:list>
      <text:p text:style-name="Text_20_body"><text:soft-page-break/><text:span text:style-name="Strong_20_Emphasis">Weekly Assignment:</text:span></text:p>
      <text:list text:style-name="L8">
        <text:list-item>
          <text:p text:style-name="P8">Solve the problem:</text:p>
          <text:list>
            <text:list-item>
              <text:p text:style-name="P8">Version with nested loops</text:p>
            </text:list-item>
            <text:list-item>
              <text:p text:style-name="P8">Version with HashTable (Set)</text:p>
            </text:list-item>
          </text:list>
        </text:list-item>
        <text:list-item>
          <text:p text:style-name="P8">Use the debugger</text:p>
        </text:list-item>
        <text:list-item>
          <text:p text:style-name="P8">Submit both solutions on LeetCode</text:p>
        </text:list-item>
        <text:list-item>
          <text:p text:style-name="P8">Create a LeetCode account (preferably via Google)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13:02.080515391</meta:creation-date>
    <dc:date>2026-02-02T20:29:53.761447437</dc:date>
    <meta:editing-duration>PT1M31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2" meta:paragraph-count="39" meta:word-count="232" meta:character-count="1322" meta:non-whitespace-character-count="1156"/>
  </office:meta>
</office:document-meta>
</file>